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itialisation :</text:p>
      <text:p text:style-name="Standard">Pour tester le client , il suffit d'ouvrir le fichier « Mail.html »</text:p>
      <text:p text:style-name="Standard">Pour ouvrir les sources du clients , une partie des sources sont disponicle dans les fichier.as , l'autre partie dans le Main.fla qui peut êtdonere ouvert avec Adobe Flash CC ( Essais 30 Jours).</text:p>
      <text:p text:style-name="Standard">Le fichier Main.swf est le fichier compilé.</text:p>
      <text:p text:style-name="Standard">Pour lancer le client sur un autre serveur il faut que dès la connexion du client , le serveur lui envois <text:s/>un policy file requeste : </text:p>
      <text:p text:style-name="Standard">private final static String ACTION_POLICY_STRING = "&lt;?xml version=\"1.0\" encoding=\"UTF-8\"?&gt;&lt;cross-domain-policy&gt;&lt;allow-access-from domain=\"*\" to-ports=\"*\" secure=\"false\" /&gt;&lt;site-control permitted-cross-domain-policies=\"master-only\" /&gt;&lt;/cross-domain-policy&gt;\0";</text:p>
      <text:p text:style-name="Standard">Pour changer le port et l'ip du serveur , il faut ouvrir le fichier Main.fla , allez dans la premeire image d'action du sénario , et changer les 2 variables HostIp et HostPort.</text:p>
      <text:p text:style-name="Standard"/>
      <text:p text:style-name="Standard"/>
      <text:p text:style-name="Standard">Fonctionnalité du client :</text:p>
      <text:p text:style-name="Standard">Lorsque l'on lance le client , on arrive sur un menu.</text:p>
      <text:p text:style-name="Standard">Si la connexion ne s'établie pas au boue de « timeout » , un popup nous indique que le connexion avec le serveur est impossible . Un popUp nous indiquera également si nous avons été expulsé par le serveur ou bien si le serveur a planté. (Les fenêtres popUp sont calculé dynamiquement pour etre centré sur la page et avec le bon rapport taille/texte)</text:p>
      <text:p text:style-name="Standard">Lorsque l'on clique sur les différents sous menus , on peut soit revenir en arrière en cliquant sur la petite flèche , soit passer à <text:s/>l'étape suivante en cliquant sur le bouton , ou en appuyant sur la touche entrer.</text:p>
      <text:p text:style-name="Standard">Une fois en attente de la partie , nous avons en haut a droite un bouton pour les options , aide qui va faire pop une fenêtre d'aide , signaler le dessinateur en cas de triche actif que si la partie est commencé , et quitter la partie .La fenêtre IRC est également active.</text:p>
      <text:p text:style-name="Standard">Une fois la partie commencé , la fenêtre Réponse devient actives. On peut envoyer des message a l'aide du bouton ou de la touche entrer. Le dessinateur ne peux pas parler dans la fenêtre réponse .</text:p>
      <text:p text:style-name="Standard">La fenêtre d'information sur la partie est mise à jour en temps réel grâce au serveur.</text:p>
      <text:p text:style-name="Standard">Seul le dessinateur peux dessiner dans la fenêtre de dessin.</text:p>
      <text:p text:style-name="Standard">Le premier bouton (en haut) sert à effacer le dessin , le second à augmenter la taille du trait (borné), puis remettre la taille du trait par défaut à 5 , puis à diminuer la taille du trait(borné) , puis changer la forme de la palette , indique la couleur actuel du trait , choisir la couleur.</text:p>
      <text:p text:style-name="Standard"/>
      <text:p text:style-name="Standard">Indication sur le code .</text:p>
      <text:p text:style-name="Standard">Dans le fichier Main.fla , on trouve l’initialisation du client :</text:p>
      <text:p text:style-name="Standard">Feuille 1 :</text:p>
      <text:p text:style-name="Standard">//Mettre la tage du wheig et height de la meme taille que la résolution max </text:p>
      <text:p text:style-name="Standard">import flash.display.StageAlign;</text:p>
      <text:p text:style-name="Standard">import flash.display.StageScaleMode;</text:p>
      <text:p text:style-name="Standard">import flash.display.MovieClip;</text:p>
      <text:p text:style-name="Standard">stage.align = StageAlign.TOP_LEFT;</text:p>
      <text:p text:style-name="Standard"/>
      <text:p text:style-name="Standard"/>
      <text:p text:style-name="Standard">//adress Ip du serveur</text:p>
      <text:p text:style-name="Standard">var HostIp:String = "localhost";</text:p>
      <text:p text:style-name="Standard">//Port du serveur</text:p>
      <text:p text:style-name="Standard">var HostPort:Number = 2013;</text:p>
      <text:p text:style-name="Standard"/>
      <text:p text:style-name="Standard"/>
      <text:p text:style-name="Standard">Security.loadPolicyFile("localhost:2013");</text:p>
      <text:p text:style-name="Standard"/>
      <text:p text:style-name="Standard"><text:soft-page-break/>//stage.scaleMode = StageScaleMode.NO_SCALE;</text:p>
      <text:p text:style-name="Standard">trace(HostIp);</text:p>
      <text:p text:style-name="Standard">trace(HostPort);</text:p>
      <text:p text:style-name="Standard">//Instenciation de la connexion socket</text:p>
      <text:p text:style-name="Standard"/>
      <text:p text:style-name="Standard">//Instenciation de la page d'accueil</text:p>
      <text:p text:style-name="Standard">var accueil:AccueilPage ;</text:p>
      <text:p text:style-name="Standard">//Enleve le Zoom sur le client</text:p>
      <text:p text:style-name="Standard">var mainFenetre:Fenetre;</text:p>
      <text:p text:style-name="Standard">//Interface Façade</text:p>
      <text:p text:style-name="Standard">var interf:InterfaceSock = new InterfaceSock(this);</text:p>
      <text:p text:style-name="Standard">var connexion:ConnexionSocket = new ConnexionSocket(HostIp,HostPort);</text:p>
      <text:p text:style-name="Standard">accueil = new AccueilPage(HostIp,HostPort);</text:p>
      <text:p text:style-name="Standard">stage.showDefaultContextMenu = false;</text:p>
      <text:p text:style-name="Standard">stop();</text:p>
      <text:p text:style-name="Standard"/>
      <text:p text:style-name="Standard">Feuille 2 :</text:p>
      <text:p text:style-name="Standard">mainFenetre = new Fenetre();</text:p>
      <text:p text:style-name="Standard">stop();</text:p>
      <text:p text:style-name="Standard"/>
      <text:p text:style-name="Standard">La classe ConnexionSocket gère toute les connexions entrante et sortante , la classe <text:s/>InterfaceSock <text:s/>regroupe tout les traitement liée au protocole . <text:line-break/><text:line-break/>La classe Fenetre est un container des autres « modules » (Dessin , InfoPartie , LesCo , IRC , Reponse)</text:p>
      <text:p text:style-name="Standard"/>
      <text:p text:style-name="Standard">La page d'acceuil est lancé sur le première feuille et la fenêtre , sur la deuxième feuilles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0:13:22</meta:creation-date>
    <meta:document-statistic meta:table-count="0" meta:image-count="0" meta:object-count="0" meta:page-count="2" meta:paragraph-count="48" meta:word-count="595" meta:character-count="3746"/>
    <dc:date>2013-12-16T11:28:03</dc:date>
    <meta:editing-duration>PT28M47S</meta:editing-duration>
    <meta:editing-cycles>1</meta:editing-cycles>
    <meta:generator>OpenOffice.org/3.4.1$Unix OpenOffice.org_project/341m1$Build-9593</meta:generator>
  </office:meta>
</office:document-meta>
</file>